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dc134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c2416f" officeooo:paragraph-rsid="03c2416f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c2416f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719ddc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aa0f15" style:font-style-asian="normal" style:font-style-complex="normal"/>
    </style:style>
    <style:style style:name="T14" style:family="text">
      <style:text-properties fo:font-style="normal" officeooo:rsid="03b2c453" style:font-style-asian="normal" style:font-style-complex="normal"/>
    </style:style>
    <style:style style:name="T15" style:family="text">
      <style:text-properties fo:font-style="normal" officeooo:rsid="03c3ea89" style:font-style-asian="normal" style:font-style-complex="normal"/>
    </style:style>
    <style:style style:name="T16" style:family="text">
      <style:text-properties fo:font-style="normal" officeooo:rsid="03c56da5" style:font-style-asian="normal" style:font-style-complex="normal"/>
    </style:style>
    <style:style style:name="T17" style:family="text">
      <style:text-properties fo:font-style="normal" officeooo:rsid="03c74c55" style:font-style-asian="normal" style:font-style-complex="normal"/>
    </style:style>
    <style:style style:name="T18" style:family="text">
      <style:text-properties fo:font-style="normal" officeooo:rsid="03c7f61f" style:font-style-asian="normal" style:font-style-complex="normal"/>
    </style:style>
    <style:style style:name="T19" style:family="text">
      <style:text-properties fo:font-style="normal" officeooo:rsid="03c83d88" style:font-style-asian="normal" style:font-style-complex="normal"/>
    </style:style>
    <style:style style:name="T20" style:family="text">
      <style:text-properties fo:font-style="normal" officeooo:rsid="03c9b963" style:font-style-asian="normal" style:font-style-complex="normal"/>
    </style:style>
    <style:style style:name="T21" style:family="text">
      <style:text-properties fo:font-style="normal" officeooo:rsid="03c9d7f9" style:font-style-asian="normal" style:font-style-complex="normal"/>
    </style:style>
    <style:style style:name="T22" style:family="text">
      <style:text-properties fo:font-style="normal" officeooo:rsid="03caa00b" style:font-style-asian="normal" style:font-style-complex="normal"/>
    </style:style>
    <style:style style:name="T23" style:family="text">
      <style:text-properties fo:font-style="normal" officeooo:rsid="03cb210b" style:font-style-asian="normal" style:font-style-complex="normal"/>
    </style:style>
    <style:style style:name="T24" style:family="text">
      <style:text-properties fo:font-style="normal" officeooo:rsid="03cbe08b" style:font-style-asian="normal" style:font-style-complex="normal"/>
    </style:style>
    <style:style style:name="T25" style:family="text">
      <style:text-properties fo:font-style="normal" officeooo:rsid="03cce0a2" style:font-style-asian="normal" style:font-style-complex="normal"/>
    </style:style>
    <style:style style:name="T26" style:family="text">
      <style:text-properties fo:font-style="normal" officeooo:rsid="03cdc134" style:font-style-asian="normal" style:font-style-complex="normal"/>
    </style:style>
    <style:style style:name="T27" style:family="text">
      <style:text-properties fo:font-style="normal" officeooo:rsid="03ceda91" style:font-style-asian="normal" style:font-style-complex="normal"/>
    </style:style>
    <style:style style:name="T28" style:family="text">
      <style:text-properties fo:font-style="normal" officeooo:rsid="03cfd484" style:font-style-asian="normal" style:font-style-complex="normal"/>
    </style:style>
    <style:style style:name="T29" style:family="text">
      <style:text-properties fo:font-style="normal" officeooo:rsid="03d078fa" style:font-style-asian="normal" style:font-style-complex="normal"/>
    </style:style>
    <style:style style:name="T30" style:family="text">
      <style:text-properties fo:font-style="normal" officeooo:rsid="03d29378" style:font-style-asian="normal" style:font-style-complex="normal"/>
    </style:style>
    <style:style style:name="T31" style:family="text">
      <style:text-properties fo:font-style="normal" officeooo:rsid="03d45a32" style:font-style-asian="normal" style:font-style-complex="normal"/>
    </style:style>
    <style:style style:name="T32" style:family="text">
      <style:text-properties fo:font-style="normal" officeooo:rsid="03d4ceb7" style:font-style-asian="normal" style:font-style-complex="normal"/>
    </style:style>
    <style:style style:name="T33" style:family="text">
      <style:text-properties fo:font-style="normal" officeooo:rsid="03d5ac1f" style:font-style-asian="normal" style:font-style-complex="normal"/>
    </style:style>
    <style:style style:name="T34" style:family="text">
      <style:text-properties officeooo:rsid="000a14f6"/>
    </style:style>
    <style:style style:name="T35" style:family="text">
      <style:text-properties officeooo:rsid="005714b7"/>
    </style:style>
    <style:style style:name="T36" style:family="text">
      <style:text-properties officeooo:rsid="00880dbe"/>
    </style:style>
    <style:style style:name="T37" style:family="text">
      <style:text-properties officeooo:rsid="007c6d62"/>
    </style:style>
    <style:style style:name="T38" style:family="text">
      <style:text-properties officeooo:rsid="01e21ff5"/>
    </style:style>
    <style:style style:name="T39" style:family="text">
      <style:text-properties officeooo:rsid="0233449b"/>
    </style:style>
    <style:style style:name="T40" style:family="text">
      <style:text-properties officeooo:rsid="02317916"/>
    </style:style>
    <style:style style:name="T41" style:family="text">
      <style:text-properties officeooo:rsid="02867bcd"/>
    </style:style>
    <style:style style:name="T42" style:family="text">
      <style:text-properties officeooo:rsid="0063a409"/>
    </style:style>
    <style:style style:name="T43" style:family="text">
      <style:text-properties officeooo:rsid="034a2232"/>
    </style:style>
    <style:style style:name="T44" style:family="text">
      <style:text-properties officeooo:rsid="0387836c"/>
    </style:style>
    <style:style style:name="T45" style:family="text">
      <style:text-properties officeooo:rsid="03a5e499"/>
    </style:style>
    <style:style style:name="T46" style:family="text">
      <style:text-properties officeooo:rsid="03b2c453"/>
    </style:style>
    <style:style style:name="T47" style:family="text">
      <style:text-properties officeooo:rsid="03b4652d"/>
    </style:style>
    <style:style style:name="T48" style:family="text">
      <style:text-properties officeooo:rsid="03c241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47">Esser-</text:span>Skala, 201<text:span text:style-name="T41">8</text:span></text:p>
      <text:p text:style-name="P18"/>
      <text:p text:style-name="P18"/>
      <text:p text:style-name="P13">© 201<text:span text:style-name="T41">8</text:span> by Wolfgang <text:span text:style-name="T47">Esser-</text:span>Skala. This edition is licensed under the<text:span text:style-name="T43"><text:line-break/></text:span>Creative Commons Attribution<text:span text:style-name="T36">-NonCommercial-ShareAlike</text:span> 4.0 International License.<text:span text:style-name="T43"><text:line-break/></text:span>To view a copy of this license, visit http://creativecommons.org/licenses/by<text:span text:style-name="T37">-nc-sa</text:span>/4.0/.</text:p>
      <text:p text:style-name="P12"/>
      <text:p text:style-name="P14">Music engraving by LilyPond 2.18.0 (http://www.lilypond.org).<text:span text:style-name="T35"><text:line-break/>Front matter</text:span> typeset with EB Garamond (http://www.georgduffner.at/ebgaramond).</text:p>
      <text:p text:style-name="P18"/>
      <text:p text:style-name="P11">First <text:span text:style-name="T38">version</text:span>, <text:span text:style-name="T46">September 2018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7">This edition <text:span text:style-name="T3">of the </text:span><text:span text:style-name="T2">Gloria</text:span><text:span text:style-name="T3"> </text:span>bases upon <text:span text:style-name="T4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248201</text:span> (siglum Mus.2973-D-<text:span text:style-name="T48">13</text:span>).</text:p>
      <text:p text:style-name="P3"/>
      <text:p text:style-name="P4">In general, this edition closely follows the <text:span text:style-name="T44">manuscript</text:span>. Any changes <text:span text:style-name="T34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0"/>
      <text:p text:style-name="P5"/>
      <text:p text:style-name="P8"><text:span text:style-name="T1">Bar<text:tab/>Staff<text:tab/>Note</text:span><text:span text:style-name="T10"><text:tab/></text:span><text:span text:style-name="T12"><text:line-break/></text:span><text:span text:style-name="T19">23<text:tab/>cor 1, 2<text:tab/>bar missing in Ms<text:line-break/></text:span><text:span text:style-name="T16">30<text:tab/>vl 1, 2<text:tab/>1st eight: grace note missing in Ms<text:line-break/></text:span><text:span text:style-name="T17">103<text:tab/>vla<text:tab/>1st eighth in Ms: b′8<text:line-break/></text:span><text:span text:style-name="T15">115<text:tab/>S<text:tab/>bar in Ms: b′2.</text:span><text:span text:style-name="T18"><text:line-break/>131f<text:tab/>vla<text:tab/>bars missing in Ms</text:span><text:span text:style-name="T20"><text:line-break/><text:line-break/>228<text:tab/>vla<text:tab/>3rd quarter in Ms: d′4</text:span><text:span text:style-name="T21"><text:line-break/><text:line-break/></text:span><text:span text:style-name="T22">314<text:tab/>vl 1</text:span><text:span text:style-name="T24">, 2</text:span><text:span text:style-name="T22"><text:tab/>2nd (12th) sixteenth in Ms: bes′16 (bes″16)</text:span><text:span text:style-name="T27"><text:line-break/>315<text:tab/>ob 2<text:tab/>bar in Ms: bes′1</text:span><text:span text:style-name="T26"><text:line-break/></text:span><text:span text:style-name="T21">315<text:tab/></text:span><text:span text:style-name="T26">vla</text:span><text:span text:style-name="T21"><text:tab/>bar in Ms: bes</text:span><text:span text:style-name="T26">4–</text:span><text:span text:style-name="T21">bes</text:span><text:span text:style-name="T26">4–</text:span><text:span text:style-name="T21">bes</text:span><text:span text:style-name="T26">4–</text:span><text:span text:style-name="T21">bes</text:span><text:span text:style-name="T26">4</text:span><text:span text:style-name="T22"><text:line-break/></text:span><text:span text:style-name="T21">315<text:tab/>S<text:tab/>bar in Ms: bes′4.–bes′8–bes′2</text:span><text:span text:style-name="T23"><text:line-break/>329<text:tab/>vl 1</text:span><text:span text:style-name="T25">, 2</text:span><text:span text:style-name="T23"><text:tab/>4th eighth in Ms: fis′8</text:span><text:span text:style-name="T28"><text:line-break/><text:line-break/>364<text:tab/>vl 1<text:tab/>last quarter: grace note missing in Ms</text:span><text:span text:style-name="T29"><text:line-break/><text:line-break/>58</text:span><text:span text:style-name="T30">3</text:span><text:span text:style-name="T29"><text:tab/>vla<text:tab/>1st quarter in Ms: g′4</text:span><text:span text:style-name="T31"><text:line-break/><text:line-break/>699<text:tab/>A<text:tab/>2nd/3rd eighth in Ms: fis′4</text:span><text:span text:style-name="T32"><text:line-break/><text:line-break/>792<text:tab/>org<text:tab/>1st</text:span><text:span text:style-name="T33"> quarter of upper voice in Ms:</text:span><text:span text:style-name="T32"> d′4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40">wolfgang</text:span> (at) <text:span text:style-name="T39">esser-skala</text:span>.at<text:span text:style-name="T40"> or create an issue or pull request on the edition’s GitHub page (https://github.com/skafdasschaf/ galuppi-gloria-BurG-I-26)</text:span>. Your help will be greatly appreciated.</text:p>
      <text:p text:style-name="P9"/>
      <text:p text:style-name="P9"/>
      <text:p text:style-name="P9"><text:span text:style-name="T5">Salzburg, </text:span><text:span text:style-name="T14">September</text:span><text:span text:style-name="T5"> 201</text:span><text:span text:style-name="T6">8</text:span><text:line-break/>Wolfgang <text:span text:style-name="T47">Esser-</text:span>Skala</text:p>
      <text:p text:style-name="P24"/>
      <text:p text:style-name="P22"><text:span text:style-name="T43"><text:line-break/></text:span>C O N T E N T S</text:p>
      <text:p text:style-name="P16"/>
      <text:p text:style-name="P15"/>
      <text:p text:style-name="P10">Gloria</text:p>
      <text:p text:style-name="P17"><text:tab/>1<text:span text:style-name="T45">.1</text:span><text:tab/><text:span text:style-name="T48">Gloria</text:span><text:tab/><text:span text:style-name="T48">1<text:line-break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9-23T22:28:57.085276637</dc:date>
    <dc:creator>Wolfgang Skala</dc:creator>
    <meta:editing-duration>P10DT11H48M53S</meta:editing-duration>
    <meta:editing-cycles>895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353" meta:character-count="2177" meta:non-whitespace-character-count="1815"/>
  </office:meta>
</office:document-meta>
</file>